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1cm" fo:margin-left="0cm" table:align="left" style:writing-mode="lr-tb"/>
    </style:style>
    <style:style style:name="Table1.A" style:family="table-column">
      <style:table-column-properties style:column-width="15.91cm"/>
    </style:style>
    <style:style style:name="Table1.A1" style:family="table-cell">
      <style:table-cell-properties style:vertical-align="top" fo:padding="0.097cm" fo:border="0.2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Heading_20_2">
      <style:paragraph-properties fo:margin-top="0.353cm" fo:margin-bottom="0.247cm" loext:contextual-spacing="false" fo:line-height="120%" fo:break-before="auto" fo:break-after="auto" style:writing-mode="lr-tb"/>
    </style:style>
    <style:style style:name="P8" style:family="paragraph" style:parent-style-name="Standard" style:master-page-name="Standard">
      <style:paragraph-properties fo:margin-top="0cm" fo:margin-bottom="0.282cm" loext:contextual-spacing="false" fo:line-height="108%" style:page-number="auto" fo:break-before="auto" fo:break-after="auto" style:writing-mode="lr-tb"/>
    </style:style>
    <style:style style:name="P9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Standard">
      <style:paragraph-properties fo:line-height="115%" style:writing-mode="lr-tb"/>
      <style:text-properties officeooo:rsid="001a0422" officeooo:paragraph-rsid="001a0422"/>
    </style:style>
    <style:style style:name="P12" style:family="paragraph" style:parent-style-name="Standard" style:list-style-name="L1">
      <style:paragraph-properties fo:line-height="115%" style:writing-mode="lr-tb"/>
      <style:text-properties officeooo:rsid="001a0422" officeooo:paragraph-rsid="001a0422"/>
    </style:style>
    <style:style style:name="P13" style:family="paragraph" style:parent-style-name="Standard">
      <style:paragraph-properties fo:line-height="115%" style:writing-mode="lr-tb"/>
      <style:text-properties officeooo:rsid="001b637d" officeooo:paragraph-rsid="001b637d"/>
    </style:style>
    <style:style style:name="P14" style:family="paragraph" style:parent-style-name="Standard">
      <style:paragraph-properties fo:line-height="115%" style:writing-mode="lr-tb"/>
      <style:text-properties officeooo:rsid="001c21c1" officeooo:paragraph-rsid="001c21c1"/>
    </style:style>
    <style:style style:name="P15" style:family="paragraph" style:parent-style-name="Standard">
      <style:paragraph-properties fo:line-height="115%" style:writing-mode="lr-tb"/>
      <style:text-properties officeooo:rsid="001d08b2" officeooo:paragraph-rsid="001d08b2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Times New Roman" fo:font-size="18pt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KTH- ID 2209 – Distributed Artificial Intelligence and Autonomous Agents</text:span></text:p>
            <text:p text:style-name="P1"><text:span text:style-name="T2">Course Coordinator: Mihhail Matskin</text:span></text:p>
            <text:p text:style-name="P5"><text:span text:style-name="T3">Teacher Assistants:  Shatha Jaradat &amp; Lorenzo Corneo</text:span></text:p>
          </table:table-cell>
        </table:table-row>
        <table:table-row>
          <table:table-cell table:style-name="Table1.A1" office:value-type="string">
            <text:p text:style-name="P1"><text:span text:style-name="T2">HOMEWORK 3 – Group 6: Alessio Russo, Mumtaz Fatima</text:span></text:p>
            <text:p text:style-name="P2"/>
            <text:p text:style-name="P4"/>
            <text:p text:style-name="P3"/>
          </table:table-cell>
        </table:table-row>
      </table:table>
      <text:h text:style-name="P7" text:outline-level="10"><text:bookmark text:name="h.dpfirmeuo4h"/>Task1</text:h>
      <text:p text:style-name="P6">The solution for task1 is based on a recursive algorithm, the backtracking algorithm, which can be found at Math 188, Winter 2001, Prof.Tesler.</text:p>
      <text:p text:style-name="P6"/>
      <text:p text:style-name="P6">The backtracking algorithm is a recursive algorithm that is based on the following rationale: first we notice that we can only think of rows or columns without considering both, thus the problem reduces of a factor n. Based on that the rationale is “if in the current row we can’t place a queen, go back to the previous row and move of one place”.</text:p>
      <text:p text:style-name="P6"/>
      <text:p text:style-name="P6">The problem of implementing this behaviour in a multiagent system is hard, first we need to implement the recursion which is easily done by using a stack object that memorizes all the steps.</text:p>
      <text:p text:style-name="P10"/>
      <text:p text:style-name="P11">The protocol is as follows:</text:p>
      <text:list xml:id="list3235241345466261098" text:style-name="L1">
        <text:list-item>
          <text:p text:style-name="P12">Each agents move based on its id. The lower the id, the sooner it acts.</text:p>
        </text:list-item>
        <text:list-item>
          <text:p text:style-name="P12">When an agent makes a move, it's sent to all the other agents with a multicast message</text:p>
        </text:list-item>
        <text:list-item>
          <text:p text:style-name="P12">The move is added to the stack, the id of the current player is updated</text:p>
        </text:list-item>
        <text:list-item>
          <text:p text:style-name="P12">The agents receive the msg, if the new id of the current player is their id they make a move, otherwise wait</text:p>
        </text:list-item>
        <text:list-item>
          <text:p text:style-name="P12">If a move can't be made, a msg of undo is sent, the id of the currenplayer reduced of one.</text:p>
        </text:list-item>
        <text:list-item>
          <text:p text:style-name="P12">The agent with higher id has the duty to determine if the game is over</text:p>
        </text:list-item>
      </text:list>
      <text:p text:style-name="P6"/>
      <text:p text:style-name="P10"/>
      <text:p text:style-name="P13">The line argument used to run the program is the following one:</text:p>
      <text:p text:style-name="P13">-gui -agents "Q0:hw3task1.QueenAgent(0,4);Q1:hw3task1.QueenAgent(1,4);Q2:hw3task1.QueenAgent(2,4);Q3:hw3task1.QueenAgent(3,4);"</text:p>
      <text:p text:style-name="P13"/>
      <text:p text:style-name="P15">For 5 agents:</text:p>
      <text:p text:style-name="P14">-gui -agents "Q0:hw3task1.QueenAgent(0,5);Q1:hw3task1.QueenAgent(1,5);Q2:hw3task1.QueenAgent(2,5);Q3:hw3task1.QueenAgent(3,5);Q4:hw3task1.QueenAgent(4,5);"</text:p>
      <text:p text:style-name="P15"><text:soft-page-break/>etc...</text:p>
      <text:p text:style-name="P6"/>
      <text:p text:style-name="P6"/>
      <text:h text:style-name="P7" text:outline-level="10"><text:bookmark text:name="h.fa87p4sbl36b"/>Task2</text:h>
      <text:list xml:id="list163844046087246525" text:style-name="LS1">
        <text:list-item>
          <text:p text:style-name="P9">Use of a third agent, in the main container to create the containers - new agents</text:p>
          <text:list>
            <text:list-item>
              <text:p text:style-name="P9">Problems at using the command line</text:p>
            </text:list-item>
            <text:list-item>
              <text:p text:style-name="P9">easy to implement and used only at the beginning, does not use resources</text:p>
            </text:list-item>
          </text:list>
        </text:list-item>
        <text:list-item>
          <text:p text:style-name="P9">An initial Seller: S1 in the auctioneer container</text:p>
          <text:list>
            <text:list-item>
              <text:p text:style-name="P9">clones (S2) and move them to Museum1,mUseum2</text:p>
            </text:list-item>
          </text:list>
        </text:list-item>
        <text:list-item>
          <text:p text:style-name="P9">An initial Agent AG1 in museum1 and AG2 in museum2</text:p>
          <text:list>
            <text:list-item>
              <text:p text:style-name="P9">Both clones an agent that moves to the other museum</text:p>
            </text:list-item>
          </text:list>
        </text:list-item>
        <text:list-item>
          <text:p text:style-name="P9">Auction is executed locally</text:p>
        </text:list-item>
        <text:list-item>
          <text:p text:style-name="P9">S1,S2 go back to their home container, contact each other and decide the best price (the higher the better)</text:p>
        </text:list-item>
      </text:list>
      <text:p text:style-name="P6">To run the project we just need to execute the third agent:</text:p>
      <text:p text:style-name="P6"/>
      <text:p text:style-name="P6">-gui -agents ext:hw3task2.Si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_64 LibreOffice_project/81898c9f5c0d43f3473ba111d7b351050be20261</meta:generator>
    <dc:title/>
    <meta:initial-creator/>
    <meta:editing-cycles>5</meta:editing-cycles>
    <dc:date>2015-12-09T09:29:35.993000000</dc:date>
    <meta:editing-duration>PT33M4S</meta:editing-duration>
    <meta:document-statistic meta:table-count="1" meta:image-count="0" meta:object-count="0" meta:page-count="2" meta:paragraph-count="32" meta:word-count="404" meta:character-count="2422" meta:non-whitespace-character-count="2062"/>
  </office:meta>
</office:document-meta>
</file>